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A176529E.png" manifest:media-type="image/png"/>
  <manifest:file-entry manifest:full-path="Pictures/10000000000000C80000002C25194C6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A2" style:family="table-cell">
      <style:table-cell-properties style:vertical-align="top" fo:padding-left="0.176cm" fo:padding-right="0.176cm" fo:padding-top="0cm" fo:padding-bottom="0cm" fo:border="1pt solid #000000"/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A3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A4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A5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A6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A8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A9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A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A13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A16" style:family="table-cell">
      <style:table-cell-properties style:vertical-align="top" fo:padding-left="0.176cm" fo:padding-right="0.176cm" fo:padding-top="0cm" fo:padding-bottom="0cm" fo:border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5" style:family="paragraph" style:parent-style-name="Standard">
      <style:paragraph-properties fo:line-height="115%" fo:break-before="auto" fo:break-after="auto" style:writing-mode="lr-tb"/>
      <style:text-properties fo:language="en" fo:country="US"/>
    </style:style>
    <style:style style:name="P6" style:family="paragraph" style:parent-style-name="Standard">
      <style:paragraph-properties fo:line-height="115%" fo:break-before="auto" fo:break-after="auto" style:writing-mode="lr-tb"/>
      <style:text-properties fo:language="en" fo:country="US" officeooo:paragraph-rsid="002027ff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7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AU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color="#000080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000080" fo:font-size="10pt" fo:language="en" fo:country="AU" style:text-underline-style="solid" style:text-underline-width="auto" style:text-underline-color="font-color" style:font-size-asian="10pt" style:font-size-complex="10pt"/>
    </style:style>
    <style:style style:name="T6" style:family="text">
      <style:text-properties fo:color="#000080" fo:font-size="10pt" fo:language="en" fo:country="US" style:text-underline-style="solid" style:text-underline-width="auto" style:text-underline-color="font-color" style:font-size-asian="10pt" style:font-size-complex="10pt"/>
    </style:style>
    <style:style style:name="T7" style:family="text">
      <style:text-properties fo:color="#666666"/>
    </style:style>
    <style:style style:name="T8" style:family="text">
      <style:text-properties fo:color="#666666" fo:font-size="10pt" style:font-size-asian="10pt" style:font-size-complex="10pt"/>
    </style:style>
    <style:style style:name="T9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666666" fo:font-size="12pt" style:font-size-asian="12pt" style:font-size-complex="12pt"/>
    </style:style>
    <style:style style:name="T11" style:family="text">
      <style:text-properties fo:color="#666666" fo:font-size="12pt" officeooo:rsid="001dbc88" style:font-size-asian="12pt" style:font-size-complex="12pt"/>
    </style:style>
    <style:style style:name="T12" style:family="text">
      <style:text-properties fo:color="#666666" fo:font-size="12pt" officeooo:rsid="002027ff" style:font-size-asian="12pt" style:font-size-complex="12pt"/>
    </style:style>
    <style:style style:name="T13" style:family="text">
      <style:text-properties fo:color="#666666" officeooo:rsid="001dbc88"/>
    </style:style>
    <style:style style:name="T14" style:family="text">
      <style:text-properties fo:color="#666666" officeooo:rsid="001ea099"/>
    </style:style>
    <style:style style:name="T15" style:family="text">
      <style:text-properties fo:color="#666666" officeooo:rsid="002027ff"/>
    </style:style>
    <style:style style:name="T16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Arial" fo:font-size="11pt" fo:language="en" fo:country="A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3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dbc88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4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1ea099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5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6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7" style:family="text">
      <style:text-properties fo:color="#000000" style:text-line-through-style="none" style:text-line-through-type="none" style:font-name="Calibri" fo:font-size="11pt" fo:language="en" fo:country="AU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Calibri" fo:font-size="11pt" fo:language="en" fo:country="AU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Calibri" fo:font-size="11pt" fo:language="en" fo:country="AU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2027ff"/>
    </style:style>
    <style:style style:name="T35" style:family="text">
      <style:text-properties officeooo:rsid="00227052"/>
    </style:style>
    <style:style style:name="T36" style:family="text">
      <style:text-properties fo:language="en" fo:country="AU"/>
    </style:style>
    <style:style style:name="T37" style:family="text">
      <style:text-properties fo:language="en" fo:country="AU" officeooo:rsid="002027ff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2027ff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053cm" fo:margin-right="0.053cm" fo:margin-top="0.053cm" fo:margin-bottom="0.053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hecklist: Launching your Drupal Instance in the Cloud</text:p>
      <text:p text:style-name="P3"/>
      <text:p text:style-name="P5">First Name:<text:tab/><text:tab/><text:tab/><text:tab/><text:tab/>Last Name: <text:s text:c="2"/><text:tab/><text:tab/><text:tab/><text:tab/></text:p>
      <text:p text:style-name="P5">Project Name: <text:tab/><text:tab/><text:tab/><text:tab/>Date:</text:p>
      <text:p text:style-name="P7"/>
      <text:p text:style-name="P13"><text:span text:style-name="T7">This checklist describes the steps that need to be taken to launch a server running </text:span><text:span text:style-name="T15">the Drupal</text:span><text:span text:style-name="T14"> content </text:span><text:span text:style-name="T15">management</text:span><text:span text:style-name="T7"> </text:span><text:span text:style-name="T13">server</text:span><text:span text:style-name="T7"> on the NeCTAR cloud</text:span></text:p>
      <text:p text:style-name="P13"><text:span text:style-name="T8">If working online you can copy the </text:span><draw:frame draw:style-name="fr2" draw:name="1" text:anchor-type="as-char" svg:width="0.423cm" svg:height="0.423cm" draw:z-index="0"><draw:image xlink:href="Pictures/100002010000001000000010A176529E.png" xlink:type="simple" xlink:show="embed" xlink:actuate="onLoad"/></draw:frame><text:span text:style-name="T8"> and paste it in the boxes on the left as you progress. Otherwise fill the details in by hand :) 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2">Bring up the launch instance dialogue: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"><text:span text:style-name="T18">In a web browser navigate to </text:span><text:a xlink:type="simple" xlink:href="https://dashboard.rc.nectar.org.au/project/instances/" text:style-name="Internet_20_link" text:visited-style-name="Visited_20_Internet_20_Link"><text:span text:style-name="T38">https</text:span></text:a><text:a xlink:type="simple" xlink:href="https://dashboard.rc.nectar.org.au/project/instances/" text:style-name="Internet_20_link" text:visited-style-name="Visited_20_Internet_20_Link"><text:span text:style-name="T38">://</text:span></text:a><text:a xlink:type="simple" xlink:href="https://dashboard.rc.nectar.org.au/project/instances/" text:style-name="Internet_20_link" text:visited-style-name="Visited_20_Internet_20_Link"><text:span text:style-name="T38">dashboard</text:span></text:a><text:a xlink:type="simple" xlink:href="https://dashboard.rc.nectar.org.au/project/instances/" text:style-name="Internet_20_link" text:visited-style-name="Visited_20_Internet_20_Link"><text:span text:style-name="T38">.</text:span></text:a><text:a xlink:type="simple" xlink:href="https://dashboard.rc.nectar.org.au/project/instances/" text:style-name="Internet_20_link" text:visited-style-name="Visited_20_Internet_20_Link"><text:span text:style-name="T38">rc</text:span></text:a><text:a xlink:type="simple" xlink:href="https://dashboard.rc.nectar.org.au/project/instances/" text:style-name="Internet_20_link" text:visited-style-name="Visited_20_Internet_20_Link"><text:span text:style-name="T38">.</text:span></text:a><text:a xlink:type="simple" xlink:href="https://dashboard.rc.nectar.org.au/project/instances/" text:style-name="Internet_20_link" text:visited-style-name="Visited_20_Internet_20_Link"><text:span text:style-name="T38">nectar</text:span></text:a><text:a xlink:type="simple" xlink:href="https://dashboard.rc.nectar.org.au/project/instances/" text:style-name="Internet_20_link" text:visited-style-name="Visited_20_Internet_20_Link"><text:span text:style-name="T38">.</text:span></text:a><text:a xlink:type="simple" xlink:href="https://dashboard.rc.nectar.org.au/project/instances/" text:style-name="Internet_20_link" text:visited-style-name="Visited_20_Internet_20_Link"><text:span text:style-name="T38">org</text:span></text:a><text:a xlink:type="simple" xlink:href="https://dashboard.rc.nectar.org.au/project/instances/" text:style-name="Internet_20_link" text:visited-style-name="Visited_20_Internet_20_Link"><text:span text:style-name="T38">.</text:span></text:a><text:a xlink:type="simple" xlink:href="https://dashboard.rc.nectar.org.au/project/instances/" text:style-name="Internet_20_link" text:visited-style-name="Visited_20_Internet_20_Link"><text:span text:style-name="T38">au</text:span></text:a><text:a xlink:type="simple" xlink:href="https://dashboard.rc.nectar.org.au/project/instances/" text:style-name="Internet_20_link" text:visited-style-name="Visited_20_Internet_20_Link"><text:span text:style-name="T38">/</text:span></text:a><text:a xlink:type="simple" xlink:href="https://dashboard.rc.nectar.org.au/project/instances/" text:style-name="Internet_20_link" text:visited-style-name="Visited_20_Internet_20_Link"><text:span text:style-name="T38">project</text:span></text:a><text:a xlink:type="simple" xlink:href="https://dashboard.rc.nectar.org.au/project/instances/" text:style-name="Internet_20_link" text:visited-style-name="Visited_20_Internet_20_Link"><text:span text:style-name="T38">/</text:span></text:a><text:a xlink:type="simple" xlink:href="https://dashboard.rc.nectar.org.au/project/instances/" text:style-name="Internet_20_link" text:visited-style-name="Visited_20_Internet_20_Link"><text:span text:style-name="T38">instances</text:span></text:a><text:a xlink:type="simple" xlink:href="https://dashboard.rc.nectar.org.au/project/instances/" text:style-name="Internet_20_link" text:visited-style-name="Visited_20_Internet_20_Link"><text:span text:style-name="T38">/</text:span></text:a><text:span text:style-name="T18"> </text:span>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>The project name in the project drop down matches the project name above</text:p>
          </table:table-cell>
        </table:table-row>
        <table:table-row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>Press the “+ Launch Instance” button</text:p>
          </table:table-cell>
        </table:table-row>
      </table:table>
      <text:p text:style-name="P5"/>
      <text:p text:style-name="P7">In the resultant dialogue titled Launch Instanc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>Details tab: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9">Enter a meaningful name in the Instance Name field</text:p>
            <text:p text:style-name="P16">The name you entered was:</text:p>
            <text:p text:style-name="P9"/>
            <text:p text:style-name="P17"/>
          </table:table-cell>
        </table:table-row>
        <table:table-row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13"><text:span text:style-name="T19">The Flavor is </text:span><text:span text:style-name="T22">m</text:span><text:span text:style-name="T26">2</text:span><text:span text:style-name="T22">.</text:span><text:span text:style-name="T26">tiny</text:span></text:p>
          </table:table-cell>
        </table:table-row>
        <table:table-row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13"><text:span text:style-name="T19">The Instance Count is </text:span><text:span text:style-name="T22">1</text:span></text:p>
          </table:table-cell>
        </table:table-row>
        <table:table-row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13"><text:span text:style-name="T19">The Instance Boot Source is </text:span><text:span text:style-name="T22">Boot from image</text:span></text:p>
          </table:table-cell>
        </table:table-row>
        <table:table-row>
          <table:table-cell table:style-name="Table2.A6" office:value-type="string">
            <text:p text:style-name="P8"/>
          </table:table-cell>
          <table:table-cell table:style-name="Table2.B6" office:value-type="string">
            <text:p text:style-name="P13"><text:span text:style-name="T19">The Image Name is </text:span><text:span text:style-name="T23">mpaulo_</text:span><text:span text:style-name="T24">drupal</text:span><text:span text:style-name="T25">7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>Access &amp; Security tab:</text:p>
          </table:table-cell>
        </table:table-row>
        <table:table-row>
          <table:table-cell table:style-name="Table2.A8" office:value-type="string">
            <text:p text:style-name="P8"/>
          </table:table-cell>
          <table:table-cell table:style-name="Table2.B8" office:value-type="string">
            <text:p text:style-name="P9">Select a key pair to ssh into this instance with</text:p>
            <text:p text:style-name="P16">The name you entered was:</text:p>
            <text:p text:style-name="P16"/>
            <text:p text:style-name="P17"/>
          </table:table-cell>
        </table:table-row>
        <table:table-row>
          <table:table-cell table:style-name="Table2.A9" office:value-type="string">
            <text:p text:style-name="P8"/>
          </table:table-cell>
          <table:table-cell table:style-name="Table2.B9" office:value-type="string">
            <text:p text:style-name="P9">Selected appropriate security groups for this instance (must allow ingress on ports 80 and 22)</text:p>
            <text:p text:style-name="P16">The security groups you selected were:</text:p>
            <text:p text:style-name="P16"/>
            <text:p text:style-name="P16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>Availability Zone:</text:p>
          </table:table-cell>
        </table:table-row>
        <table:table-row>
          <table:table-cell table:style-name="Table2.A11" office:value-type="string">
            <text:p text:style-name="P8"/>
          </table:table-cell>
          <table:table-cell table:style-name="Table2.B11" office:value-type="string">
            <text:p text:style-name="P13"><text:span text:style-name="T19">The default Availability Zone option of </text:span><text:span text:style-name="T22">(Any availability zone)</text:span><text:span text:style-name="T19"> is selected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>Post-Creation tab:</text:p>
          </table:table-cell>
        </table:table-row>
        <table:table-row>
          <table:table-cell table:style-name="Table2.A13" office:value-type="string">
            <text:p text:style-name="P8"/>
          </table:table-cell>
          <table:table-cell table:style-name="Table2.B13" office:value-type="string">
            <text:p text:style-name="P10">In the Customization Script Source drop down select <text:span text:style-name="T33">Direct Input</text:span></text:p>
          </table:table-cell>
        </table:table-row>
        <table:table-row>
          <table:table-cell table:style-name="Table2.A14" office:value-type="string">
            <text:p text:style-name="P8"/>
          </table:table-cell>
          <table:table-cell table:style-name="Table2.B14" office:value-type="string">
            <text:p text:style-name="P9">In the Script <text:span text:style-name="T35">Data</text:span> edit box <text:span text:style-name="T35">enter </text:span>the following:</text:p>
            <text:p text:style-name="P14"/>
            <text:p text:style-name="P11">#!/bin/bash -v</text:p>
            <text:p text:style-name="P11">apt-get update &amp;&amp; apt-get -y upgrade</text:p>
            <text:p text:style-name="P15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2">Advanced Options:</text:p>
          </table:table-cell>
        </table:table-row>
        <table:table-row>
          <table:table-cell table:style-name="Table2.A16" office:value-type="string">
            <text:p text:style-name="P8"/>
          </table:table-cell>
          <table:table-cell table:style-name="Table2.B16" office:value-type="string">
            <text:p text:style-name="P13"><text:span text:style-name="T19">The default Disk Partition option of </text:span><text:span text:style-name="T22">Automatic</text:span><text:span text:style-name="T19"> is selected</text:span></text:p>
          </table:table-cell>
        </table:table-row>
      </table:table>
      <text:p text:style-name="P5"/>
      <text:p text:style-name="P5">Press the “Launch” button…</text:p>
      <text:p text:style-name="P5">Once launched (Status is <text:span text:style-name="T33">Active</text:span>), click on the instance name and confirm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2">Overview tab: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9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9">The IP address for the instance is:</text:p>
            <text:p text:style-name="P9"/>
          </table:table-cell>
        </table:table-row>
      </table:table>
      <text:p text:style-name="P5"/>
      <text:p text:style-name="P6">Build a url to place in your browser by prepending “http://” <text:span text:style-name="T34">and postfixing '/drupal7/' <text:s/>to the IP address</text:span></text:p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2">URL works:</text:p>
          </table:table-cell>
        </table:table-row>
        <table:table-row>
          <table:table-cell table:style-name="Table4.A2" office:value-type="string">
            <text:p text:style-name="P8"/>
          </table:table-cell>
          <table:table-cell table:style-name="Table4.B2" office:value-type="string">
            <text:p text:style-name="P1"><text:span text:style-name="T30">When visiting the constructed URL (along the lines of “</text:span><text:a xlink:type="simple" xlink:href="http://144.6.255.198/drupal7" text:style-name="Internet_20_link" text:visited-style-name="Visited_20_Internet_20_Link"><text:span text:style-name="T38">http</text:span></text:a><text:a xlink:type="simple" xlink:href="http://144.6.255.198/drupal7" text:style-name="Internet_20_link" text:visited-style-name="Visited_20_Internet_20_Link"><text:span text:style-name="T38">://144.6.255.19</text:span></text:a><text:a xlink:type="simple" xlink:href="http://144.6.255.198/drupal7" text:style-name="Internet_20_link" text:visited-style-name="Visited_20_Internet_20_Link"><text:span text:style-name="T39">8/drupal7/</text:span></text:a><text:span text:style-name="T30">”) </text:span><text:span text:style-name="T31">a web page</text:span><text:span text:style-name="T32"> opens in your browser</text:span><text:span text:style-name="T30">.</text:span></text:p>
          </table:table-cell>
        </table:table-row>
      </table:table>
      <text:p text:style-name="P5"/>
      <text:p text:style-name="P5"><text:span text:style-name="T9">Congratulations!</text:span><text:span text:style-name="T10"> You have just spun a highly powered </text:span><text:span text:style-name="T12">content management</text:span><text:span text:style-name="T11"> </text:span><text:span text:style-name="T12">system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MT1" style:family="text">
      <style:text-properties fo:language="en" fo:country="US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color="#000080" fo:font-size="10pt" fo:language="en" fo:country="US" style:text-underline-style="solid" style:text-underline-width="auto" style:text-underline-color="font-color" style:font-size-asian="10pt" style:font-size-complex="10pt"/>
    </style:style>
    <style:style style:name="M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draw:frame draw:style-name="Mfr1" draw:name="Image1" text:anchor-type="as-char" svg:width="3.845cm" svg:height="0.847cm" draw:z-index="1"><draw:image xlink:href="Pictures/10000000000000C80000002C25194C61.png" xlink:type="simple" xlink:show="embed" xlink:actuate="onLoad"/><svg:desc>V3 Alliance</svg:desc></draw:frame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MacOSX_X86_64 LibreOffice_project/88805f81e9fe61362df02b9941de8e38a9b5fd16</meta:generator>
    <dc:title/>
    <meta:initial-creator/>
    <meta:editing-cycles>7</meta:editing-cycles>
    <dc:date>2015-07-01T16:04:13.202815000</dc:date>
    <meta:editing-duration>PT17M29S</meta:editing-duration>
    <dc:creator>Martin Paulo</dc:creator>
    <meta:document-statistic meta:table-count="4" meta:image-count="2" meta:object-count="0" meta:page-count="1" meta:paragraph-count="41" meta:word-count="333" meta:character-count="2069" meta:non-whitespace-character-count="1758"/>
  </office:meta>
</office:document-meta>
</file>